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2.5cm" svg:height="0.664cm" svg:x="3.7cm" svg:y="0.1cm">
          <text:p text:style-name="P1"><text:span text:style-name="T1">Kocourek Pet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0.664cm" svg:x="6.7cm" svg:y="0.1cm">
          <text:p text:style-name="P1"><text:span text:style-name="T1">Kocourková Luci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0.664cm" svg:x="2.5cm" svg:y="1.808cm">
          <text:p text:style-name="P1"><text:span text:style-name="T1">Kocourek Mich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0.664cm" svg:x="7.3cm" svg:y="1.808cm">
          <text:p text:style-name="P1"><text:span text:style-name="T1">Kocourková Ivan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0.664cm" svg:x="7.3cm" svg:y="3.136cm">
          <text:p text:style-name="P1"><text:span text:style-name="T1">Mašek Iv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0.664cm" svg:x="3.5cm" svg:y="3.136cm">
          <text:p text:style-name="P1"><text:span text:style-name="T1">Kocourková Ev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cm" svg:height="0.664cm" svg:x="0.4cm" svg:y="3.136cm">
          <text:p text:style-name="P1"><text:span text:style-name="T1">Kocourek Tomáš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0.664cm" svg:x="10.9cm" svg:y="1.808cm">
          <text:p text:style-name="P1"><text:span text:style-name="T1">Mašek J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0.664cm" svg:x="10.2cm" svg:y="3.136cm">
          <text:p text:style-name="P1"><text:span text:style-name="T1">Mašková Mari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5cm" svg:y1="1.808cm" svg:x2="5.1cm" svg:y2="0.764cm">
          <text:p/>
        </draw:line>
        <draw:line draw:style-name="gr2" draw:text-style-name="P1" draw:layer="layout" svg:x1="8.8cm" svg:y1="1.808cm" svg:x2="8.4cm" svg:y2="0.764cm">
          <text:p/>
        </draw:line>
        <draw:line draw:style-name="gr2" draw:text-style-name="P1" draw:layer="layout" svg:x1="8.6cm" svg:y1="1.808cm" svg:x2="5.3cm" svg:y2="0.764cm">
          <text:p/>
        </draw:line>
        <draw:line draw:style-name="gr2" draw:text-style-name="P1" draw:layer="layout" svg:x1="4.7cm" svg:y1="1.808cm" svg:x2="8.1cm" svg:y2="0.764cm">
          <text:p/>
        </draw:line>
        <draw:line draw:style-name="gr2" draw:text-style-name="P1" draw:layer="layout" svg:x1="8.5cm" svg:y1="3.136cm" svg:x2="8.9cm" svg:y2="2.472cm">
          <text:p/>
        </draw:line>
        <draw:line draw:style-name="gr2" draw:text-style-name="P1" draw:layer="layout" svg:x1="11cm" svg:y1="3.136cm" svg:x2="9.2cm" svg:y2="2.472cm">
          <text:p/>
        </draw:line>
        <draw:line draw:style-name="gr2" draw:text-style-name="P1" draw:layer="layout" svg:x1="1.7cm" svg:y1="3.136cm" svg:x2="3.7cm" svg:y2="2.472cm">
          <text:p/>
        </draw:line>
        <draw:line draw:style-name="gr2" draw:text-style-name="P1" draw:layer="layout" svg:x1="5cm" svg:y1="3.136cm" svg:x2="4.5cm" svg:y2="2.472cm">
          <text:p/>
        </draw:line>
        <draw:line draw:style-name="gr2" draw:text-style-name="P1" draw:layer="layout" svg:x1="11.5cm" svg:y1="3.136cm" svg:x2="12.2cm" svg:y2="2.472cm">
          <text:p/>
        </draw:line>
        <draw:line draw:style-name="gr2" draw:text-style-name="P1" draw:layer="layout" svg:x1="9.1cm" svg:y1="3.136cm" svg:x2="11.7cm" svg:y2="2.4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Denem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Denemo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6T21:42:55</meta:creation-date>
    <dc:date>2013-05-14T20:34:19</dc:date>
    <meta:editing-duration>PT3M42S</meta:editing-duration>
    <meta:editing-cycles>7</meta:editing-cycles>
    <meta:generator>LibreOffice/4.0.3.3$Linux_x86 LibreOffice_project/400m0$Build-3</meta:generator>
    <meta:document-statistic meta:object-count="19"/>
  </office:meta>
</office:document-meta>
</file>